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70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1_distanceAlgorithm_PROBABILITY_Algorithms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uznia1_KNN_1_distanceAlgorithm_PROBABILITY_Algorithms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4:46:34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